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EBC00001792EB2F096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Ubuntu Mono', monospace"/>
    <style:font-face style:name="Segoe UI" svg:font-family="'Segoe UI', Tahoma, Geneva, Verdan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545cm" fo:margin-left="0.448cm" fo:margin-right="1.007cm" table:align="margins"/>
    </style:style>
    <style:style style:name="Tableau1.A" style:family="table-column">
      <style:table-column-properties style:column-width="15.545cm" style:rel-column-width="65535*"/>
    </style:style>
    <style:style style:name="Tableau1.A1" style:family="table-cell">
      <style:table-cell-properties fo:padding="0.097cm" fo:border="0.088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88cm solid #000000"/>
    </style:style>
    <style:style style:name="Tableau3" style:family="table">
      <style:table-properties style:width="12.277cm" table:align="left"/>
    </style:style>
    <style:style style:name="Tableau3.A" style:family="table-column">
      <style:table-column-properties style:column-width="12.277cm"/>
    </style:style>
    <style:style style:name="Tableau3.A1" style:family="table-cell">
      <style:table-cell-properties fo:padding="0.097cm" fo:border-left="0.002cm solid #000000" fo:border-right="0.002cm solid #000000" fo:border-top="0.002cm solid #000000" fo:border-bottom="none"/>
    </style:style>
    <style:style style:name="Tableau3.A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Table_20_Contents">
      <style:text-properties fo:font-size="16pt" style:font-size-asian="16pt" style:font-size-complex="16pt"/>
    </style:style>
    <style:style style:name="P4" style:family="paragraph" style:parent-style-name="Table_20_Contents">
      <style:text-properties fo:font-size="14pt" style:font-size-asian="14pt" style:font-size-complex="14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text-properties fo:font-size="14pt" style:font-size-asian="14pt" style:font-size-complex="14pt"/>
    </style:style>
    <style:style style:name="P8" style:family="paragraph" style:parent-style-name="Standard">
      <style:text-properties fo:font-variant="normal" fo:text-transform="none" fo:color="#000000" style:font-name="Segoe UI" fo:font-size="14pt" fo:letter-spacing="normal" fo:font-style="normal" fo:font-weight="bold" style:font-size-asian="14pt" style:font-weight-asian="bold" style:font-size-complex="14pt" style:font-weight-complex="bold"/>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fo:letter-spacing="normal"/>
    </style:style>
    <style:style style:name="P10" style:family="paragraph" style:parent-style-name="Text_20_body">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variant="normal" fo:text-transform="none" fo:color="#000000" fo:font-size="14pt" fo:letter-spacing="normal" fo:font-weight="normal" style:font-size-asian="14pt" style:font-weight-asian="normal" style:font-size-complex="14pt" style:font-weight-complex="normal"/>
    </style:style>
    <style:style style:name="T5" style:family="text">
      <style:text-properties fo:font-variant="normal" fo:text-transform="none" fo:color="#000000" style:font-name="Segoe UI" fo:font-size="14pt" fo:letter-spacing="normal" fo:font-style="normal" fo:font-weight="bold" style:font-size-asian="14pt" style:font-weight-asian="bold" style:font-size-complex="14pt" style:font-weight-complex="bold"/>
    </style:style>
    <style:style style:name="T6" style:family="text">
      <style:text-properties fo:font-variant="normal" fo:text-transform="none" fo:color="#000000" style:font-name="Segoe UI" fo:font-size="12pt" fo:letter-spacing="normal" fo:font-style="normal" fo:font-weight="normal"/>
    </style:style>
    <style:style style:name="T7" style:family="text">
      <style:text-properties fo:font-variant="normal" fo:text-transform="none" fo:color="#000000" style:font-name="Segoe UI" fo:font-size="12pt" fo:letter-spacing="normal" fo:font-style="normal" fo:font-weight="normal" style:font-size-asian="14pt" style:font-weight-asian="bold" style:font-size-complex="14pt" style:font-weight-complex="bold"/>
    </style:style>
    <style:style style:name="T8" style:family="text">
      <style:text-properties fo:font-variant="normal" fo:text-transform="none" fo:color="#000000" style:font-name="Segoe UI" fo:font-size="12pt" fo:letter-spacing="normal" fo:font-style="normal" fo:font-weight="normal" style:font-size-asian="14pt" style:font-size-complex="14pt"/>
    </style:style>
    <style:style style:name="T9" style:family="text">
      <style:text-properties fo:font-variant="normal" fo:text-transform="none" fo:color="#000000" style:font-name="Segoe UI" fo:letter-spacing="normal" fo:font-style="normal"/>
    </style:style>
    <style:style style:name="T10" style:family="text">
      <style:text-properties fo:font-variant="normal" fo:text-transform="none" fo:color="#000000" style:font-name="Consolas" fo:font-size="12pt" fo:letter-spacing="normal" fo:font-style="normal" fo:font-weight="normal" style:font-size-asian="14pt" style:font-weight-asian="normal" style:font-size-complex="14pt" style:font-weight-complex="normal"/>
    </style:style>
    <style:style style:name="T11" style:family="text">
      <style:text-properties fo:font-variant="normal" fo:text-transform="none" fo:color="#1990b8" style:font-name="Consolas" fo:font-size="12pt" fo:letter-spacing="normal" fo:font-style="normal" fo:font-weight="normal" style:font-size-asian="14pt" style:font-weight-asian="normal" style:font-size-complex="14pt" style:font-weight-complex="normal"/>
    </style:style>
    <style:style style:name="T12" style:family="text">
      <style:text-properties fo:font-variant="normal" fo:text-transform="none" fo:color="#5f6364" style:font-name="Consolas" fo:font-size="12pt" fo:letter-spacing="normal" fo:font-style="normal" fo:font-weight="normal" style:font-size-asian="14pt" style:font-weight-asian="normal" style:font-size-complex="14pt" style:font-weight-complex="normal"/>
    </style:style>
    <style:style style:name="T13" style:family="text">
      <style:text-properties fo:font-variant="normal" fo:text-transform="none" fo:color="#2f9c0a" style:font-name="Consolas" fo:font-size="12pt" fo:letter-spacing="normal" fo:font-style="normal"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TS SIO1 SLAM1 <text:s text:c="21"/>Interface graphique en java <text:s text:c="30"/>Date : 8-4-24</text:p>
      <text:p text:style-name="Standard"/>
      <text:p text:style-name="Standard"/>
      <text:p text:style-name="Standard"><text:s/><text:span text:style-name="T2"><text:s text:c="2"/>Exercice1:</text:span><text:bookmark text:name="swing-3"/><text:span text:style-name="T5">Un exemple de fenêtre autonome </text:span></text:p>
      <text:p text:style-name="Standard"><text:span text:style-name="T7">La classe de base d'une application est la classe JFrame. Son rôle est équivalent à la classe Frame de l'AWT et elle s'utilise de la même façon.</text:span><text:span text:style-name="T2"> </text:span></text:p>
      <text:p text:style-name="P5"><text:s text:c="2"/></text:p>
      <table:table table:name="Tableau1" table:style-name="Tableau1">
        <table:table-column table:style-name="Tableau1.A"/>
        <table:table-row>
          <table:table-cell table:style-name="Tableau1.A1" office:value-type="string">
            <text:p text:style-name="P9">import javax.swing.*;</text:p>
            <text:p text:style-name="P9">import java.awt.event.*;</text:p>
            <text:p text:style-name="P9"/>
            <text:p text:style-name="P9">public class swing1 extends JFrame {</text:p>
            <text:p text:style-name="P9"><text:s text:c="3"/>public swing1() {</text:p>
            <text:p text:style-name="P9"><text:s text:c="6"/>super("titre de l'application");</text:p>
            <text:p text:style-name="P9"><text:s text:c="6"/>WindowListener l = new WindowAdapter() {</text:p>
            <text:p text:style-name="P9"><text:s text:c="9"/>public void windowClosing(WindowEvent e){</text:p>
            <text:p text:style-name="P9"><text:s text:c="12"/>System.exit(0);</text:p>
            <text:p text:style-name="P9"><text:s text:c="9"/>}</text:p>
            <text:p text:style-name="P9"><text:s text:c="6"/>};</text:p>
            <text:p text:style-name="P9"><text:s text:c="6"/>addWindowListener(l);</text:p>
            <text:p text:style-name="P9"><text:s text:c="6"/>setSize(200,100);</text:p>
            <text:p text:style-name="P9"><text:s text:c="6"/>setVisible(true);</text:p>
            <text:p text:style-name="P9"><text:s text:c="3"/>}</text:p>
            <text:p text:style-name="P9"><text:s text:c="3"/>public static void main(String [] args){</text:p>
            <text:p text:style-name="P9"><text:s text:c="6"/>JFrame frame = new swing1();</text:p>
            <text:p text:style-name="P9"><text:s text:c="3"/>}</text:p>
            <text:p text:style-name="P9">} <text:s text:c="3"/></text:p>
          </table:table-cell>
        </table:table-row>
      </table:table>
      <text:p text:style-name="P5"/>
      <text:p text:style-name="Standard"><text:span text:style-name="T2">Exercice 2 :</text:span><text:bookmark text:name="swing-4"/><text:span text:style-name="T5">Les composants Swing</text:span></text:p>
      <text:p text:style-name="P10">Il existe des composants Swing équivalents pour chacun des composants AWT avec des constructeurs semblables. De nombreux constructeurs acceptent comme argument un objet de type Icon, qui représente une petite image généralement stockée au format Gif. Le constructeur d'un objet Icon admet comme seul paramètre le nom ou l'URL d'un fichier graphique </text:p>
      <table:table table:name="Tableau2" table:style-name="Tableau2">
        <table:table-column table:style-name="Tableau2.A"/>
        <table:table-row>
          <table:table-cell table:style-name="Tableau2.A1" office:value-type="string">
            <text:p text:style-name="Table_20_Contents">import javax.swing.*;</text:p>
            <text:p text:style-name="Table_20_Contents">import java.awt.event.*;</text:p>
            <text:p text:style-name="Table_20_Contents">public class swing3 extends JFrame {</text:p>
            <text:p text:style-name="Table_20_Contents"><text:s text:c="2"/>public swing3() {</text:p>
            <text:p text:style-name="Table_20_Contents"><text:s text:c="5"/>super("titre de l'application");</text:p>
            <text:p text:style-name="Table_20_Contents"><text:s text:c="6"/>WindowListener l = new WindowAdapter() {</text:p>
            <text:p text:style-name="Table_20_Contents"><text:s text:c="9"/>public void windowClosing(WindowEvent e){</text:p>
            <text:p text:style-name="Table_20_Contents"><text:s text:c="12"/>System.exit(0);</text:p>
            <text:p text:style-name="Table_20_Contents"><text:s text:c="9"/>}</text:p>
            <text:p text:style-name="Table_20_Contents"><text:s text:c="6"/>};</text:p>
            <text:p text:style-name="Table_20_Contents"><text:s text:c="6"/>addWindowListener(l);</text:p>
            <text:p text:style-name="Table_20_Contents"><text:s text:c="6"/>ImageIcon img = new ImageIcon("tips.gif");</text:p>
            <text:p text:style-name="Table_20_Contents"><text:s text:c="6"/>JButton bouton = new JButton("Mon bouton",img);</text:p>
            <text:p text:style-name="Table_20_Contents"><text:s text:c="6"/>JPanel panneau = new JPanel();</text:p>
            <text:p text:style-name="Table_20_Contents"><text:s text:c="6"/>panneau.add(bouton);</text:p>
            <text:p text:style-name="Table_20_Contents"><text:soft-page-break/><text:s text:c="6"/>setContentPane(panneau);</text:p>
            <text:p text:style-name="Table_20_Contents"><text:s text:c="6"/>setSize(200,100);</text:p>
            <text:p text:style-name="Table_20_Contents"><text:s text:c="6"/>setVisible(true);</text:p>
            <text:p text:style-name="Table_20_Contents"><text:s text:c="3"/>}</text:p>
            <text:p text:style-name="Table_20_Contents"><text:s text:c="2"/>public static void main(String [] args){</text:p>
            <text:p text:style-name="Table_20_Contents"><text:s text:c="6"/>JFrame frame = new swing3();</text:p>
            <text:p text:style-name="Table_20_Contents"><text:s text:c="2"/>}</text:p>
            <text:p text:style-name="Table_20_Contents">}</text:p>
          </table:table-cell>
        </table:table-row>
      </table:table>
      <text:p text:style-name="P8"/>
      <text:p text:style-name="P5"/>
      <text:p text:style-name="Standard"><text:span text:style-name="T2">Exercice3 : </text:span><text:bookmark text:name="swing-4-1"/><text:span text:style-name="T5">La classe JFrame</text:span></text:p>
      <text:p text:style-name="Standard"><text:span text:style-name="T7">JFrame est l'équivalent de la classe Frame de l'AWT : les principales différences sont l'utilisation du double buffering qui améliore les rafraichissements et l'utilisation d'un panneau de contenu (contentPane) pour insérer des composants (ils ne sont plus insérés sans le JFrame mais dans l'objet contentPane qui lui est associé). Elle représente une fenêtre principale qui possède un titre, une taille modifiable et éventuellement un menu.</text:span><text:span text:style-name="T2"> </text:span></text:p>
      <text:p text:style-name="P5"/>
      <table:table table:name="Tableau3" table:style-name="Tableau3">
        <table:table-column table:style-name="Tableau3.A"/>
        <table:table-row>
          <table:table-cell table:style-name="Tableau3.A1" office:value-type="string">
            <text:p text:style-name="Table_20_Contents">import javax.swing.*;</text:p>
            <text:p text:style-name="Table_20_Contents">public class TestJFrame1 {</text:p>
            <text:p text:style-name="Table_20_Contents"><text:s text:c="2"/>public static void main(String argv[]) {</text:p>
            <text:p text:style-name="Table_20_Contents"><text:s text:c="4"/>JFrame f = new JFrame("ma fenetre");</text:p>
            <text:p text:style-name="Table_20_Contents"><text:s text:c="4"/>f.setSize(300,100);</text:p>
            <text:p text:style-name="Table_20_Contents"><text:s text:c="4"/>f.setVisible(true);</text:p>
            <text:p text:style-name="Table_20_Contents"><text:s text:c="2"/>}</text:p>
            <text:p text:style-name="Table_20_Contents">}</text:p>
          </table:table-cell>
        </table:table-row>
        <table:table-row>
          <table:table-cell table:style-name="Tableau3.A2" office:value-type="string">
            <text:p text:style-name="Table_20_Contents">import javax.swing.*;</text:p>
            <text:p text:style-name="Table_20_Contents">import java.awt.event.*;</text:p>
            <text:p text:style-name="Table_20_Contents">public class swing2 extends JFrame {</text:p>
            <text:p text:style-name="Table_20_Contents"><text:s text:c="3"/>public swing2() {</text:p>
            <text:p text:style-name="Table_20_Contents"><text:s text:c="5"/>super("titre de l'application");</text:p>
            <text:p text:style-name="Table_20_Contents"><text:s text:c="6"/>WindowListener l = new WindowAdapter() {</text:p>
            <text:p text:style-name="Table_20_Contents"><text:s text:c="9"/>public void windowClosing(WindowEvent e){</text:p>
            <text:p text:style-name="Table_20_Contents"><text:s text:c="11"/>System.exit(0);</text:p>
            <text:p text:style-name="Table_20_Contents"><text:s text:c="9"/>}</text:p>
            <text:p text:style-name="Table_20_Contents"><text:s text:c="6"/>};</text:p>
            <text:p text:style-name="Table_20_Contents"><text:s text:c="5"/>addWindowListener(l);</text:p>
            <text:p text:style-name="Table_20_Contents"><text:s text:c="5"/>JButton bouton = new JButton("Mon bouton");</text:p>
            <text:p text:style-name="Table_20_Contents"><text:s text:c="5"/>JPanel panneau = new JPanel();</text:p>
            <text:p text:style-name="Table_20_Contents"><text:s text:c="5"/>panneau.add(bouton);</text:p>
            <text:p text:style-name="Table_20_Contents"><text:s text:c="5"/>setContentPane(panneau);</text:p>
            <text:p text:style-name="Table_20_Contents"><text:s text:c="5"/>setSize(200,100);</text:p>
            <text:p text:style-name="Table_20_Contents"><text:s text:c="5"/>setVisible(true);</text:p>
            <text:p text:style-name="Table_20_Contents"><text:s text:c="3"/>}</text:p>
            <text:p text:style-name="Table_20_Contents"><text:s text:c="3"/>public static void main(String [] args){</text:p>
            <text:p text:style-name="Table_20_Contents"><text:s text:c="6"/>JFrame frame = new swing2();</text:p>
            <text:p text:style-name="Table_20_Contents"><text:s text:c="3"/>}</text:p>
            <text:p text:style-name="Table_20_Contents">} <text:s text:c="5"/></text:p>
          </table:table-cell>
        </table:table-row>
      </table:table>
      <text:p text:style-name="P5"/>
      <text:p text:style-name="P5"/>
      <text:p text:style-name="P2"><text:soft-page-break/>Tous les composants associés à un objet JFrame sont gérés par un objet de la classe JRootPane. Un objet JRootPane contient plusieurs Panes. Tous les composants ajoutés au JFame doivent être ajoutés à un des Pane du JRootPane et non au JFrame directement. C'est aussi à un de ces Panes qu'il faut associer un layout manager si nécessaire.</text:p>
      <text:p text:style-name="P2"/>
      <text:p text:style-name="Standard"><draw:frame draw:style-name="fr1" draw:name="images1" text:anchor-type="paragraph" svg:width="9.042cm" svg:height="6.585cm" draw:z-index="0"><draw:image xlink:href="Pictures/2000000700001EBC00001792EB2F096E.svm" xlink:type="simple" xlink:show="embed" xlink:actuate="onLoad"/></draw:frame><text:span text:style-name="T3"> </text:span><text:span text:style-name="T8">Le Pane le plus utilisé est le ContentPane. Le Layout manager par défaut du contentPane est BorderLayout. Il est possible de le changer :</text:span><text:span text:style-name="T1"> </text:span></text:p>
      <text:p text:style-name="P7">…......</text:p>
      <text:p text:style-name="Standard"><text:span text:style-name="T10">f</text:span><text:span text:style-name="T12">.</text:span><text:span text:style-name="T13">getContentPane</text:span><text:span text:style-name="T12">().</text:span><text:span text:style-name="T13">setLayout</text:span><text:span text:style-name="T12">(</text:span><text:span text:style-name="T11">new</text:span><text:span text:style-name="T4"> </text:span><text:span text:style-name="T11">FlowLayout</text:span><text:span text:style-name="T12">());</text:span><text:span text:style-name="T3"> </text:span></text:p>
      <text:p text:style-name="P2">….....</text:p>
      <text:p text:style-name="P2"/>
      <text:p text:style-name="P1">Exercice4</text:p>
      <text:p text:style-name="P1"/>
      <table:table table:name="Tableau4" table:style-name="Tableau4">
        <table:table-column table:style-name="Tableau4.A"/>
        <table:table-row>
          <table:table-cell table:style-name="Tableau4.A1" office:value-type="string">
            <text:p text:style-name="P3">import javax.swing.*;</text:p>
            <text:p text:style-name="P3"/>
            <text:p text:style-name="P3">public class TestJFrame2 {</text:p>
            <text:p text:style-name="P3"/>
            <text:p text:style-name="P3"><text:s text:c="2"/>public static void main(String argv[]) {</text:p>
            <text:p text:style-name="P3"/>
            <text:p text:style-name="P3"><text:s text:c="4"/>JFrame f = new JFrame("ma fenetre");</text:p>
            <text:p text:style-name="P3"><text:s text:c="4"/>f.setSize(300,100);</text:p>
            <text:p text:style-name="P3"><text:s text:c="4"/>JButton b =new JButton("Mon bouton");</text:p>
            <text:p text:style-name="P3"><text:s text:c="4"/>f.getContentPane().add(b);</text:p>
            <text:p text:style-name="P3"><text:s text:c="4"/>f.setVisible(true);</text:p>
            <text:p text:style-name="P3"><text:s text:c="2"/>}</text:p>
            <text:p text:style-name="P3">}</text:p>
          </table:table-cell>
        </table:table-row>
      </table:table>
      <text:p text:style-name="P2"/>
      <text:p text:style-name="P2">Le JRootPane se compose de plusieurs éléments : </text:p>
      <text:p text:style-name="P2">glassPane : un JPanel par défaut</text:p>
      <text:p text:style-name="P2">layeredPane qui se compose du contentPane (un JPanel par défaut) et du menuBar <text:soft-page-break/>(un objet de type JMenuBar)</text:p>
      <text:p text:style-name="P2">Le glassPane est un JPanel transparent qui se situe au-dessus du layeredPane. Le glassPane peut être n'importe quel composant : pour le modifier il faut utiliser la méthode setGlassPane() en fournissant le composant en paramètre. </text:p>
      <text:p text:style-name="P2">Le layeredPane regroupe le contentPane et le menuBar. </text:p>
      <text:p text:style-name="P2">Le contentPane est par défaut un JPanel opaque dont le gestionnaire de présentation est un BorderLayout. Ce panel peut être remplacé par n'importe quel composant grâce à la méthode setContentPane().</text:p>
      <text:p text:style-name="P2"/>
      <text:p text:style-name="P1">Exercice5 <text:bookmark text:name="swing-4-1-2"/><text:span text:style-name="T9">La personnalisation de l'icône</text:span></text:p>
      <text:p text:style-name="P1"><text:span text:style-name="T6">La méthode setIconImage() permet de modifier l'icône de la JFrame.</text:span> </text:p>
      <text:p text:style-name="P2"/>
      <table:table table:name="Tableau5" table:style-name="Tableau5">
        <table:table-column table:style-name="Tableau5.A"/>
        <table:table-row>
          <table:table-cell table:style-name="Tableau5.A1" office:value-type="string">
            <text:p text:style-name="P4">import javax.swing.*;</text:p>
            <text:p text:style-name="P4"/>
            <text:p text:style-name="P4">public class TestJFrame4 {</text:p>
            <text:p text:style-name="P4"/>
            <text:p text:style-name="P4"><text:s text:c="2"/>public static void main(String argv[]) {</text:p>
            <text:p text:style-name="P4"/>
            <text:p text:style-name="P4"><text:s text:c="4"/>JFrame f = new JFrame("ma fenetre");</text:p>
            <text:p text:style-name="P4"><text:s text:c="4"/>f.setSize(300,100);</text:p>
            <text:p text:style-name="P4"><text:s text:c="4"/>JButton b =new JButton("Mon bouton"); </text:p>
            <text:p text:style-name="P4"><text:s text:c="4"/>f.getContentPane().add(b);</text:p>
            <text:p text:style-name="P4"><text:s text:c="4"/>f.setDefaultCloseOperation(WindowConstants.DISPOSE_ON_CLOSE);</text:p>
            <text:p text:style-name="P4"/>
            <text:p text:style-name="P4"><text:s text:c="4"/>ImageIcon image = new ImageIcon("book.gif");</text:p>
            <text:p text:style-name="P4"><text:s text:c="4"/>f.setIconImage(image.getImage());</text:p>
            <text:p text:style-name="P4"><text:s text:c="4"/>f.setVisible(true);</text:p>
            <text:p text:style-name="P4"/>
            <text:p text:style-name="P4"><text:s text:c="2"/>}</text:p>
            <text:p text:style-name="P4">}</text:p>
          </table:table-cell>
        </table:table-row>
      </table:table>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Ubuntu Mono', monospace"/>
    <style:font-face style:name="Segoe UI" svg:font-family="'Segoe UI', Tahoma, Geneva, Verdan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se assoko</meta:initial-creator>
    <meta:creation-date>2024-04-08T04:38:43.51</meta:creation-date>
    <dc:date>2024-04-08T05:36:19.22</dc:date>
    <dc:creator>rose assoko</dc:creator>
    <meta:editing-duration>PT9M55S</meta:editing-duration>
    <meta:editing-cycles>2</meta:editing-cycles>
    <meta:generator>OpenOffice/4.1.9$Win32 OpenOffice.org_project/419m1$Build-9805</meta:generator>
    <meta:document-statistic meta:table-count="5" meta:image-count="1" meta:object-count="0" meta:page-count="4" meta:paragraph-count="116" meta:word-count="632" meta:character-count="4948"/>
  </office:meta>
</office:document-meta>
</file>